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541783" calcext:value-type="float">
            <text:p>541783</text:p>
          </table:table-cell>
          <table:table-cell office:value-type="float" office:value="554153" calcext:value-type="float">
            <text:p>554153</text:p>
          </table:table-cell>
          <table:table-cell table:formula="of:=SUM([.B1]-[.A1])" office:value-type="float" office:value="12370" calcext:value-type="float">
            <text:p>12370</text:p>
          </table:table-cell>
          <table:table-cell table:number-columns-repeated="3"/>
          <table:table-cell office:value-type="float" office:value="760850" calcext:value-type="float">
            <text:p>760850</text:p>
          </table:table-cell>
          <table:table-cell office:value-type="float" office:value="801254" calcext:value-type="float">
            <text:p>801254</text:p>
          </table:table-cell>
          <table:table-cell table:formula="of:=SUM([.H1]-[.G1])" office:value-type="float" office:value="40404" calcext:value-type="float">
            <text:p>40404</text:p>
          </table:table-cell>
        </table:table-row>
        <table:table-row table:style-name="ro1">
          <table:table-cell/>
          <table:table-cell office:value-type="float" office:value="554179" calcext:value-type="float">
            <text:p>554179</text:p>
          </table:table-cell>
          <table:table-cell table:formula="of:=SUM([.B2]-[.B1])" office:value-type="float" office:value="26" calcext:value-type="float">
            <text:p>26</text:p>
          </table:table-cell>
          <table:table-cell table:number-columns-repeated="4"/>
          <table:table-cell office:value-type="float" office:value="802301" calcext:value-type="float">
            <text:p>802301</text:p>
          </table:table-cell>
          <table:table-cell table:formula="of:=SUM([.H2]-[.H1])" office:value-type="float" office:value="1047" calcext:value-type="float">
            <text:p>1047</text:p>
          </table:table-cell>
        </table:table-row>
        <table:table-row table:style-name="ro1">
          <table:table-cell/>
          <table:table-cell office:value-type="float" office:value="564164" calcext:value-type="float">
            <text:p>564164</text:p>
          </table:table-cell>
          <table:table-cell table:formula="of:=SUM([.B3]-[.B2])" office:value-type="float" office:value="9985" calcext:value-type="float">
            <text:p>9985</text:p>
          </table:table-cell>
          <table:table-cell table:number-columns-repeated="4"/>
          <table:table-cell office:value-type="float" office:value="804828" calcext:value-type="float">
            <text:p>804828</text:p>
          </table:table-cell>
          <table:table-cell table:formula="of:=SUM([.H3]-[.H2])" office:value-type="float" office:value="2527" calcext:value-type="float">
            <text:p>2527</text:p>
          </table:table-cell>
        </table:table-row>
        <table:table-row table:style-name="ro1">
          <table:table-cell/>
          <table:table-cell office:value-type="float" office:value="564177" calcext:value-type="float">
            <text:p>564177</text:p>
          </table:table-cell>
          <table:table-cell table:formula="of:=SUM([.B4]-[.B3])" office:value-type="float" office:value="13" calcext:value-type="float">
            <text:p>13</text:p>
          </table:table-cell>
          <table:table-cell table:number-columns-repeated="4"/>
          <table:table-cell office:value-type="float" office:value="806308" calcext:value-type="float">
            <text:p>806308</text:p>
          </table:table-cell>
          <table:table-cell table:formula="of:=SUM([.H4]-[.H3])" office:value-type="float" office:value="1480" calcext:value-type="float">
            <text:p>1480</text:p>
          </table:table-cell>
        </table:table-row>
        <table:table-row table:style-name="ro1">
          <table:table-cell/>
          <table:table-cell office:value-type="float" office:value="564188" calcext:value-type="float">
            <text:p>564188</text:p>
          </table:table-cell>
          <table:table-cell table:formula="of:=SUM([.B5]-[.B4])" office:value-type="float" office:value="11" calcext:value-type="float">
            <text:p>11</text:p>
          </table:table-cell>
          <table:table-cell table:number-columns-repeated="4"/>
          <table:table-cell office:value-type="float" office:value="807344" calcext:value-type="float">
            <text:p>807344</text:p>
          </table:table-cell>
          <table:table-cell table:formula="of:=SUM([.H5]-[.H4])" office:value-type="float" office:value="1036" calcext:value-type="float">
            <text:p>1036</text:p>
          </table:table-cell>
        </table:table-row>
        <table:table-row table:style-name="ro1">
          <table:table-cell/>
          <table:table-cell office:value-type="float" office:value="564203" calcext:value-type="float">
            <text:p>564203</text:p>
          </table:table-cell>
          <table:table-cell table:formula="of:=SUM([.B6]-[.B5])" office:value-type="float" office:value="15" calcext:value-type="float">
            <text:p>15</text:p>
          </table:table-cell>
          <table:table-cell table:number-columns-repeated="4"/>
          <table:table-cell office:value-type="float" office:value="808347" calcext:value-type="float">
            <text:p>808347</text:p>
          </table:table-cell>
          <table:table-cell table:formula="of:=SUM([.H6]-[.H5])" office:value-type="float" office:value="1003" calcext:value-type="float">
            <text:p>1003</text:p>
          </table:table-cell>
        </table:table-row>
        <table:table-row table:style-name="ro1">
          <table:table-cell/>
          <table:table-cell office:value-type="float" office:value="564217" calcext:value-type="float">
            <text:p>564217</text:p>
          </table:table-cell>
          <table:table-cell table:formula="of:=SUM([.B7]-[.B6])" office:value-type="float" office:value="14" calcext:value-type="float">
            <text:p>14</text:p>
          </table:table-cell>
          <table:table-cell table:number-columns-repeated="4"/>
          <table:table-cell office:value-type="float" office:value="809385" calcext:value-type="float">
            <text:p>809385</text:p>
          </table:table-cell>
          <table:table-cell table:formula="of:=SUM([.H7]-[.H6])" office:value-type="float" office:value="1038" calcext:value-type="float">
            <text:p>1038</text:p>
          </table:table-cell>
        </table:table-row>
        <table:table-row table:style-name="ro1">
          <table:table-cell/>
          <table:table-cell office:value-type="float" office:value="564231" calcext:value-type="float">
            <text:p>564231</text:p>
          </table:table-cell>
          <table:table-cell table:formula="of:=SUM([.B8]-[.B7])" office:value-type="float" office:value="14" calcext:value-type="float">
            <text:p>14</text:p>
          </table:table-cell>
          <table:table-cell table:number-columns-repeated="4"/>
          <table:table-cell office:value-type="float" office:value="810423" calcext:value-type="float">
            <text:p>810423</text:p>
          </table:table-cell>
          <table:table-cell table:formula="of:=SUM([.H8]-[.H7])" office:value-type="float" office:value="1038" calcext:value-type="float">
            <text:p>1038</text:p>
          </table:table-cell>
        </table:table-row>
        <table:table-row table:style-name="ro1">
          <table:table-cell/>
          <table:table-cell office:value-type="float" office:value="564245" calcext:value-type="float">
            <text:p>564245</text:p>
          </table:table-cell>
          <table:table-cell table:formula="of:=SUM([.B9]-[.B8])" office:value-type="float" office:value="14" calcext:value-type="float">
            <text:p>14</text:p>
          </table:table-cell>
          <table:table-cell table:number-columns-repeated="4"/>
          <table:table-cell office:value-type="float" office:value="810463" calcext:value-type="float">
            <text:p>810463</text:p>
          </table:table-cell>
          <table:table-cell table:formula="of:=SUM([.H9]-[.H8])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64542" calcext:value-type="float">
            <text:p>564542</text:p>
          </table:table-cell>
          <table:table-cell table:formula="of:=SUM([.B10]-[.B9])" office:value-type="float" office:value="297" calcext:value-type="float">
            <text:p>297</text:p>
          </table:table-cell>
          <table:table-cell table:number-columns-repeated="4"/>
          <table:table-cell office:value-type="float" office:value="815983" calcext:value-type="float">
            <text:p>815983</text:p>
          </table:table-cell>
          <table:table-cell table:formula="of:=SUM([.H10]-[.H9])" office:value-type="float" office:value="5520" calcext:value-type="float">
            <text:p>5520</text:p>
          </table:table-cell>
        </table:table-row>
        <table:table-row table:style-name="ro1">
          <table:table-cell/>
          <table:table-cell office:value-type="float" office:value="564553" calcext:value-type="float">
            <text:p>564553</text:p>
          </table:table-cell>
          <table:table-cell table:formula="of:=SUM([.B11]-[.B10])" office:value-type="float" office:value="11" calcext:value-type="float">
            <text:p>11</text:p>
          </table:table-cell>
          <table:table-cell table:number-columns-repeated="4"/>
          <table:table-cell office:value-type="float" office:value="818978" calcext:value-type="float">
            <text:p>818978</text:p>
          </table:table-cell>
          <table:table-cell table:formula="of:=SUM([.H11]-[.H10])" office:value-type="float" office:value="2995" calcext:value-type="float">
            <text:p>2995</text:p>
          </table:table-cell>
        </table:table-row>
        <table:table-row table:style-name="ro1">
          <table:table-cell/>
          <table:table-cell office:value-type="float" office:value="564564" calcext:value-type="float">
            <text:p>564564</text:p>
          </table:table-cell>
          <table:table-cell table:formula="of:=SUM([.B12]-[.B11])" office:value-type="float" office:value="11" calcext:value-type="float">
            <text:p>11</text:p>
          </table:table-cell>
          <table:table-cell table:number-columns-repeated="4"/>
          <table:table-cell office:value-type="float" office:value="821973" calcext:value-type="float">
            <text:p>821973</text:p>
          </table:table-cell>
          <table:table-cell table:formula="of:=SUM([.H12]-[.H11])" office:value-type="float" office:value="2995" calcext:value-type="float">
            <text:p>2995</text:p>
          </table:table-cell>
        </table:table-row>
        <table:table-row table:style-name="ro1">
          <table:table-cell/>
          <table:table-cell office:value-type="float" office:value="564584" calcext:value-type="float">
            <text:p>564584</text:p>
          </table:table-cell>
          <table:table-cell table:formula="of:=SUM([.B13]-[.B12])" office:value-type="float" office:value="20" calcext:value-type="float">
            <text:p>20</text:p>
          </table:table-cell>
          <table:table-cell table:number-columns-repeated="4"/>
          <table:table-cell office:value-type="float" office:value="827963" calcext:value-type="float">
            <text:p>827963</text:p>
          </table:table-cell>
          <table:table-cell table:formula="of:=SUM([.H13]-[.H12])" office:value-type="float" office:value="5990" calcext:value-type="float">
            <text:p>5990</text:p>
          </table:table-cell>
        </table:table-row>
        <table:table-row table:style-name="ro1">
          <table:table-cell/>
          <table:table-cell office:value-type="float" office:value="564593" calcext:value-type="float">
            <text:p>564593</text:p>
          </table:table-cell>
          <table:table-cell table:formula="of:=SUM([.B14]-[.B13])" office:value-type="float" office:value="9" calcext:value-type="float">
            <text:p>9</text:p>
          </table:table-cell>
          <table:table-cell table:number-columns-repeated="4"/>
          <table:table-cell office:value-type="float" office:value="830958" calcext:value-type="float">
            <text:p>830958</text:p>
          </table:table-cell>
          <table:table-cell table:formula="of:=SUM([.H14]-[.H13])" office:value-type="float" office:value="2995" calcext:value-type="float">
            <text:p>2995</text:p>
          </table:table-cell>
        </table:table-row>
        <table:table-row table:style-name="ro1">
          <table:table-cell/>
          <table:table-cell office:value-type="float" office:value="564602" calcext:value-type="float">
            <text:p>564602</text:p>
          </table:table-cell>
          <table:table-cell table:formula="of:=SUM([.B15]-[.B14])" office:value-type="float" office:value="9" calcext:value-type="float">
            <text:p>9</text:p>
          </table:table-cell>
          <table:table-cell table:number-columns-repeated="4"/>
          <table:table-cell office:value-type="float" office:value="832255" calcext:value-type="float">
            <text:p>832255</text:p>
          </table:table-cell>
          <table:table-cell table:formula="of:=SUM([.H15]-[.H14])" office:value-type="float" office:value="1297" calcext:value-type="float">
            <text:p>1297</text:p>
          </table:table-cell>
        </table:table-row>
        <table:table-row table:style-name="ro1">
          <table:table-cell/>
          <table:table-cell office:value-type="float" office:value="575127" calcext:value-type="float">
            <text:p>575127</text:p>
          </table:table-cell>
          <table:table-cell table:formula="of:=SUM([.B16]-[.B15])" office:value-type="float" office:value="10525" calcext:value-type="float">
            <text:p>10525</text:p>
          </table:table-cell>
          <table:table-cell table:number-columns-repeated="4"/>
          <table:table-cell office:value-type="float" office:value="819705" calcext:value-type="float">
            <text:p>819705</text:p>
          </table:table-cell>
          <table:table-cell table:formula="of:=SUM([.H16]-[.H15])" office:value-type="float" office:value="-12550" calcext:value-type="float">
            <text:p>-12550</text:p>
          </table:table-cell>
        </table:table-row>
        <table:table-row table:style-name="ro1">
          <table:table-cell/>
          <table:table-cell office:value-type="float" office:value="575135" calcext:value-type="float">
            <text:p>575135</text:p>
          </table:table-cell>
          <table:table-cell table:formula="of:=SUM([.B17]-[.B16])" office:value-type="float" office:value="8" calcext:value-type="float">
            <text:p>8</text:p>
          </table:table-cell>
          <table:table-cell table:number-columns-repeated="4"/>
          <table:table-cell office:value-type="float" office:value="820060" calcext:value-type="float">
            <text:p>820060</text:p>
          </table:table-cell>
          <table:table-cell table:formula="of:=SUM([.H17]-[.H16])" office:value-type="float" office:value="355" calcext:value-type="float">
            <text:p>355</text:p>
          </table:table-cell>
        </table:table-row>
        <table:table-row table:style-name="ro1">
          <table:table-cell/>
          <table:table-cell office:value-type="float" office:value="575143" calcext:value-type="float">
            <text:p>575143</text:p>
          </table:table-cell>
          <table:table-cell table:formula="of:=SUM([.B18]-[.B17])" office:value-type="float" office:value="8" calcext:value-type="float">
            <text:p>8</text:p>
          </table:table-cell>
          <table:table-cell table:number-columns-repeated="4"/>
          <table:table-cell office:value-type="float" office:value="821520" calcext:value-type="float">
            <text:p>821520</text:p>
          </table:table-cell>
          <table:table-cell table:formula="of:=SUM([.H18]-[.H17])" office:value-type="float" office:value="1460" calcext:value-type="float">
            <text:p>1460</text:p>
          </table:table-cell>
        </table:table-row>
        <table:table-row table:style-name="ro1">
          <table:table-cell/>
          <table:table-cell office:value-type="float" office:value="575151" calcext:value-type="float">
            <text:p>575151</text:p>
          </table:table-cell>
          <table:table-cell table:formula="of:=SUM([.B19]-[.B18])" office:value-type="float" office:value="8" calcext:value-type="float">
            <text:p>8</text:p>
          </table:table-cell>
          <table:table-cell table:number-columns-repeated="4"/>
          <table:table-cell office:value-type="float" office:value="822980" calcext:value-type="float">
            <text:p>822980</text:p>
          </table:table-cell>
          <table:table-cell table:formula="of:=SUM([.H19]-[.H18])" office:value-type="float" office:value="1460" calcext:value-type="float">
            <text:p>1460</text:p>
          </table:table-cell>
        </table:table-row>
        <table:table-row table:style-name="ro1">
          <table:table-cell/>
          <table:table-cell office:value-type="float" office:value="575159" calcext:value-type="float">
            <text:p>575159</text:p>
          </table:table-cell>
          <table:table-cell table:formula="of:=SUM([.B20]-[.B19])" office:value-type="float" office:value="8" calcext:value-type="float">
            <text:p>8</text:p>
          </table:table-cell>
          <table:table-cell table:number-columns-repeated="4"/>
          <table:table-cell office:value-type="float" office:value="824296" calcext:value-type="float">
            <text:p>824296</text:p>
          </table:table-cell>
          <table:table-cell table:formula="of:=SUM([.H20]-[.H19])" office:value-type="float" office:value="1316" calcext:value-type="float">
            <text:p>1316</text:p>
          </table:table-cell>
        </table:table-row>
        <table:table-row table:style-name="ro1">
          <table:table-cell/>
          <table:table-cell office:value-type="float" office:value="575170" calcext:value-type="float">
            <text:p>575170</text:p>
          </table:table-cell>
          <table:table-cell table:formula="of:=SUM([.B21]-[.B20])" office:value-type="float" office:value="11" calcext:value-type="float">
            <text:p>11</text:p>
          </table:table-cell>
          <table:table-cell table:number-columns-repeated="4"/>
          <table:table-cell office:value-type="float" office:value="824653" calcext:value-type="float">
            <text:p>824653</text:p>
          </table:table-cell>
          <table:table-cell table:formula="of:=SUM([.H21]-[.H20])" office:value-type="float" office:value="357" calcext:value-type="float">
            <text:p>357</text:p>
          </table:table-cell>
        </table:table-row>
        <table:table-row table:style-name="ro1">
          <table:table-cell/>
          <table:table-cell office:value-type="float" office:value="575174" calcext:value-type="float">
            <text:p>575174</text:p>
          </table:table-cell>
          <table:table-cell table:formula="of:=SUM([.B22]-[.B21])" office:value-type="float" office:value="4" calcext:value-type="float">
            <text:p>4</text:p>
          </table:table-cell>
          <table:table-cell table:number-columns-repeated="4"/>
          <table:table-cell office:value-type="float" office:value="826125" calcext:value-type="float">
            <text:p>826125</text:p>
          </table:table-cell>
          <table:table-cell table:formula="of:=SUM([.H22]-[.H21])" office:value-type="float" office:value="1472" calcext:value-type="float">
            <text:p>1472</text:p>
          </table:table-cell>
        </table:table-row>
        <table:table-row table:style-name="ro1">
          <table:table-cell/>
          <table:table-cell office:value-type="float" office:value="575148" calcext:value-type="float">
            <text:p>575148</text:p>
          </table:table-cell>
          <table:table-cell table:formula="of:=SUM([.B23]-[.B22])" office:value-type="float" office:value="-26" calcext:value-type="float">
            <text:p>-26</text:p>
          </table:table-cell>
          <table:table-cell table:number-columns-repeated="4"/>
          <table:table-cell office:value-type="float" office:value="827597" calcext:value-type="float">
            <text:p>827597</text:p>
          </table:table-cell>
          <table:table-cell table:formula="of:=SUM([.H23]-[.H22])" office:value-type="float" office:value="1472" calcext:value-type="float">
            <text:p>1472</text:p>
          </table:table-cell>
        </table:table-row>
        <table:table-row table:style-name="ro1">
          <table:table-cell table:number-columns-repeated="2"/>
          <table:table-cell table:formula="of:=SUM([.B24]-[.B23])" office:value-type="float" office:value="-575148" calcext:value-type="float">
            <text:p>-575148</text:p>
          </table:table-cell>
          <table:table-cell table:number-columns-repeated="5"/>
          <table:table-cell table:formula="of:=SUM([.H24]-[.H23])" office:value-type="float" office:value="-827597" calcext:value-type="float">
            <text:p>-827597</text:p>
          </table:table-cell>
        </table:table-row>
        <table:table-row table:style-name="ro1">
          <table:table-cell table:number-columns-repeated="2"/>
          <table:table-cell table:formula="of:=SUM([.B25]-[.B24])" office:value-type="float" office:value="0" calcext:value-type="float">
            <text:p>0</text:p>
          </table:table-cell>
          <table:table-cell table:number-columns-repeated="5"/>
          <table:table-cell table:formula="of:=SUM([.H25]-[.H24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B26]-[.B25])" office:value-type="float" office:value="0" calcext:value-type="float">
            <text:p>0</text:p>
          </table:table-cell>
          <table:table-cell table:number-columns-repeated="5"/>
          <table:table-cell table:formula="of:=SUM([.H26]-[.H25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B27]-[.B26])" office:value-type="float" office:value="0" calcext:value-type="float">
            <text:p>0</text:p>
          </table:table-cell>
          <table:table-cell table:number-columns-repeated="5"/>
          <table:table-cell table:formula="of:=SUM([.H27]-[.H26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B28]-[.B27])" office:value-type="float" office:value="0" calcext:value-type="float">
            <text:p>0</text:p>
          </table:table-cell>
          <table:table-cell table:number-columns-repeated="5"/>
          <table:table-cell table:formula="of:=SUM([.H28]-[.H2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B29]-[.B28])" office:value-type="float" office:value="0" calcext:value-type="float">
            <text:p>0</text:p>
          </table:table-cell>
          <table:table-cell table:number-columns-repeated="5"/>
          <table:table-cell table:formula="of:=SUM([.H29]-[.H28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B30]-[.B29])" office:value-type="float" office:value="0" calcext:value-type="float">
            <text:p>0</text:p>
          </table:table-cell>
          <table:table-cell table:number-columns-repeated="5"/>
          <table:table-cell table:formula="of:=SUM([.H30]-[.H2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B31]-[.B30])" office:value-type="float" office:value="0" calcext:value-type="float">
            <text:p>0</text:p>
          </table:table-cell>
          <table:table-cell table:number-columns-repeated="5"/>
          <table:table-cell table:formula="of:=SUM([.H31]-[.H30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B32]-[.B31])" office:value-type="float" office:value="0" calcext:value-type="float">
            <text:p>0</text:p>
          </table:table-cell>
          <table:table-cell table:number-columns-repeated="5"/>
          <table:table-cell table:formula="of:=SUM([.H32]-[.H31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B33]-[.B32])" office:value-type="float" office:value="0" calcext:value-type="float">
            <text:p>0</text:p>
          </table:table-cell>
          <table:table-cell table:number-columns-repeated="5"/>
          <table:table-cell table:formula="of:=SUM([.H33]-[.H32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B34]-[.B33])" office:value-type="float" office:value="0" calcext:value-type="float">
            <text:p>0</text:p>
          </table:table-cell>
          <table:table-cell table:number-columns-repeated="5"/>
          <table:table-cell table:formula="of:=SUM([.H34]-[.H33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B35]-[.B34])" office:value-type="float" office:value="0" calcext:value-type="float">
            <text:p>0</text:p>
          </table:table-cell>
          <table:table-cell table:number-columns-repeated="5"/>
          <table:table-cell table:formula="of:=SUM([.H35]-[.H34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B36]-[.B35])" office:value-type="float" office:value="0" calcext:value-type="float">
            <text:p>0</text:p>
          </table:table-cell>
          <table:table-cell table:number-columns-repeated="5"/>
          <table:table-cell table:formula="of:=SUM([.H36]-[.H35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B37]-[.B36])" office:value-type="float" office:value="0" calcext:value-type="float">
            <text:p>0</text:p>
          </table:table-cell>
          <table:table-cell table:number-columns-repeated="5"/>
          <table:table-cell table:formula="of:=SUM([.H37]-[.H36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B38]-[.B37])" office:value-type="float" office:value="0" calcext:value-type="float">
            <text:p>0</text:p>
          </table:table-cell>
          <table:table-cell table:number-columns-repeated="5"/>
          <table:table-cell table:formula="of:=SUM([.H38]-[.H37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B39]-[.B38])" office:value-type="float" office:value="0" calcext:value-type="float">
            <text:p>0</text:p>
          </table:table-cell>
          <table:table-cell table:number-columns-repeated="5"/>
          <table:table-cell table:formula="of:=SUM([.H39]-[.H38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B40]-[.B39])" office:value-type="float" office:value="0" calcext:value-type="float">
            <text:p>0</text:p>
          </table:table-cell>
          <table:table-cell table:number-columns-repeated="5"/>
          <table:table-cell table:formula="of:=SUM([.H40]-[.H3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B41]-[.B40])" office:value-type="float" office:value="0" calcext:value-type="float">
            <text:p>0</text:p>
          </table:table-cell>
          <table:table-cell table:number-columns-repeated="5"/>
          <table:table-cell table:formula="of:=SUM([.H41]-[.H40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B42]-[.B41])" office:value-type="float" office:value="0" calcext:value-type="float">
            <text:p>0</text:p>
          </table:table-cell>
          <table:table-cell table:number-columns-repeated="5"/>
          <table:table-cell table:formula="of:=SUM([.H42]-[.H41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B43]-[.B42])" office:value-type="float" office:value="0" calcext:value-type="float">
            <text:p>0</text:p>
          </table:table-cell>
          <table:table-cell table:number-columns-repeated="5"/>
          <table:table-cell table:formula="of:=SUM([.H43]-[.H42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B44]-[.B43])" office:value-type="float" office:value="0" calcext:value-type="float">
            <text:p>0</text:p>
          </table:table-cell>
          <table:table-cell table:number-columns-repeated="5"/>
          <table:table-cell table:formula="of:=SUM([.H44]-[.H43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B45]-[.B44])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0">00/00/0000</text:date>, <text:time style:data-style-name="N2" text:time-value="20:45:08.887215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7T23:12:03.108907000</meta:creation-date>
    <dc:date>2025-07-20T20:58:54.926897300</dc:date>
    <meta:editing-duration>P1DT3H18M39S</meta:editing-duration>
    <meta:editing-cycles>17</meta:editing-cycles>
    <meta:generator>LibreOffice/25.2.4.2$Windows_X86_64 LibreOffice_project/508ff62361999404a9d3590fe47df713b5888744</meta:generator>
    <meta:document-statistic meta:table-count="1" meta:cell-count="137" meta:object-count="0"/>
  </office:meta>
</office:document-meta>
</file>